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3cm" draw:marker-start-width="0.45cm" draw:marker-end-width="0.45cm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standard">
      <style:graphic-properties svg:stroke-width="0.3cm" draw:marker-start-width="0.75cm" draw:marker-end-width="0.75cm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4" style:family="graphic" style:parent-style-name="standard">
      <style:graphic-properties svg:stroke-width="0.3cm" draw:marker-start-width="0.45cm" draw:marker-end-width="0.45cm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5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 style:list-style-name="L2">
      <style:graphic-properties draw:auto-grow-height="true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2.18cm"/>
    </style:style>
    <style:style style:name="pr8" style:family="presentation" style:parent-style-name="Default-outline1" style:list-style-name="L3">
      <style:graphic-properties fo:min-height="12.18cm"/>
    </style:style>
    <style:style style:name="pr9" style:family="presentation" style:parent-style-name="Default-outline1" style:list-style-name="L2">
      <style:graphic-properties fo:min-height="12.18cm"/>
    </style:style>
    <style:style style:name="pr10" style:family="presentation" style:parent-style-name="Default-outline1" style:list-style-name="L2">
      <style:graphic-properties fo:min-height="12.18cm"/>
    </style:style>
    <style:style style:name="pr11" style:family="presentation" style:parent-style-name="Default-outline1" style:list-style-name="L2">
      <style:graphic-properties fo:min-height="12.18cm"/>
    </style:style>
    <style:style style:name="pr12" style:family="presentation" style:parent-style-name="Default-outline1" style:list-style-name="L3">
      <style:graphic-properties fo:min-height="12.18cm"/>
    </style:style>
    <style:style style:name="pr13" style:family="presentation" style:parent-style-name="Default-outline1" style:list-style-name="L3">
      <style:graphic-properties fo:min-height="12.18cm"/>
    </style:style>
    <style:style style:name="pr14" style:family="presentation" style:parent-style-name="Default-outline1" style:list-style-name="L2">
      <style:graphic-properties draw:auto-grow-height="true" fo:min-height="15.186cm"/>
    </style:style>
    <style:style style:name="pr15" style:family="presentation" style:parent-style-name="Default-outline1" style:list-style-name="L4">
      <style:graphic-properties fo:min-height="12.18cm"/>
    </style:style>
    <style:style style:name="pr16" style:family="presentation" style:parent-style-name="Default-outline1" style:list-style-name="L4">
      <style:graphic-properties fo:min-height="12.18cm"/>
    </style:style>
    <style:style style:name="pr17" style:family="presentation" style:parent-style-name="Default-outline1">
      <style:graphic-properties fo:min-height="12.18cm"/>
    </style:style>
    <style:style style:name="co1" style:family="table-column">
      <style:table-column-properties style:column-width="0.904cm" style:use-optimal-column-width="false"/>
    </style:style>
    <style:style style:name="co2" style:family="table-column">
      <style:table-column-properties style:column-width="4.72cm" style:use-optimal-column-width="false"/>
    </style:style>
    <style:style style:name="co3" style:family="table-column">
      <style:table-column-properties style:column-width="4.718cm" style:use-optimal-column-width="false"/>
    </style:style>
    <style:style style:name="co4" style:family="table-column">
      <style:table-column-properties style:column-width="4.722cm" style:use-optimal-column-width="false"/>
    </style:style>
    <style:style style:name="ro1" style:family="table-row">
      <style:table-row-properties style:row-height="0.913cm"/>
    </style:style>
    <style:style style:name="ro2" style:family="table-row">
      <style:table-row-properties style:row-height="0.786cm"/>
    </style:style>
    <style:style style:name="ro3" style:family="table-row">
      <style:table-row-properties style:row-height="1.38cm"/>
    </style:style>
    <style:style style:name="ro4" style:family="table-row">
      <style:table-row-properties style:row-height="2.176cm"/>
    </style:style>
    <style:style style:name="ro5" style:family="table-row">
      <style:table-row-properties style:row-height="1.445cm"/>
    </style:style>
    <style:style style:name="ce1" style:family="table-cell">
      <style:graphic-properties style:repeat="repeat"/>
      <style:paragraph-properties fo:border="0.03pt solid #000000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paragraph-properties fo:border="0.03pt solid #000000"/>
      <style:text-properties fo:font-family="Arial" style:font-family-generic="swiss" style:font-pitch="variable" fo:font-size="24pt" style:font-size-asian="24pt" style:font-size-complex="24pt"/>
    </style:style>
    <style:style style:name="ce3" style:family="table-cell">
      <style:graphic-properties style:repeat="repeat"/>
      <style:paragraph-properties fo:border="0.03pt solid #000000"/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ce4" style:family="table-cell">
      <style:graphic-properties style:repeat="repeat"/>
      <style:paragraph-properties fo:border="0.03pt solid #000000"/>
      <style:text-properties fo:font-family="Arial" style:font-family-generic="swiss" style:font-pitch="variable" fo:font-size="18pt" style:font-size-asian="18pt" style:font-size-complex="18pt"/>
    </style:style>
    <style:style style:name="P1" style:family="paragraph">
      <style:paragraph-properties fo:text-align="star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family="Arial" style:font-family-generic="swiss" style:font-pitch="variable" fo:font-size="18pt" style:font-size-asian="18pt" style:font-size-complex="18pt"/>
    </style:style>
    <style:style style:name="T5" style:family="text">
      <style:text-properties fo:font-family="Arial" style:font-family-generic="swiss" style:font-pitch="variable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mart Blitzmerker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A smart frugal metering solution, </text:p>
            <text:p>for a smarter world</text:p>
            <text:p/>
            <text:p/>
            <text:p text:style-name="P1"><text:span text:style-name="T1">Author: Rolf Hemmerling, </text:span><text:span text:style-name="T1"><text:a xlink:href="mailto:hemmerling@gmx.net" xlink:type="simple">hemmerling@gmx.net</text:a></text:span></text:p>
            <text:p text:style-name="P1"><text:span text:style-name="T1">Date: 2015-06-13</text:span></text:p>
            <text:p text:style-name="P1"><text:span text:style-name="T1"/></text:p>
            <text:p text:style-name="P1"><text:span text:style-name="T1">Slides: </text:span><text:span text:style-name="T1"><text:a xlink:href="http://slideshare.com/hemmerling" xlink:type="simple">http://slideshare.com/hemmerling</text:a></text:span><text:span text:style-name="T1"> </text:span></text:p>
            <text:p text:style-name="P1"><text:span text:style-name="T1">License: Creative Commons - Attribution-ShareAlike 4.0 Generic </text:span><text:span text:style-name="T1"><text:a xlink:href="http://www.creativecommons.org/licenses/by-sa/4.0/" xlink:type="simple">http://www.creativecommons.org/licenses/by-sa/4.0/</text:a></text:span><text:span text:style-name="T1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mart Blitzmerker</text:p>
          </draw:text-box>
        </draw:frame>
        <draw:frame presentation:style-name="pr5" draw:layer="layout" svg:width="25.199cm" svg:height="13.629cm" svg:x="1.301cm" svg:y="5.32cm" presentation:class="outline" presentation:user-transformed="true">
          <draw:text-box>
            <text:list text:style-name="L2">
              <text:list-item>
                <text:p>Components </text:p>
              </text:list-item>
              <text:list-item>
                <text:p>Signal Chain by Functions</text:p>
              </text:list-item>
              <text:list-item>
                <text:p>Signal Chain by Data Islands</text:p>
              </text:list-item>
              <text:list-item>
                <text:p>Scenarios</text:p>
              </text:list-item>
              <text:list-item>
                <text:p>Focus Principles</text:p>
              </text:list-item>
              <text:list-item>
                <text:p>Personal Objectives</text:p>
              </text:list-item>
              <text:list-item>
                <text:p>Resume</text:p>
              </text:list-item>
              <text:list-item>
                <text:p>Resour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 Components 1/2</text:p>
          </draw:text-box>
        </draw:frame>
        <draw:frame presentation:style-name="pr7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Embedded Device, to be plugged mechanically to the analog meter ( by magnetism, vaccum, electrical or optical interface... ), either permanently or temporary</text:span></text:p>
              </text:list-item>
              <text:list-item>
                <text:p><text:span text:style-name="T2">Smart mobile device, e.g. a smartphone with built-in cam(s) and some electronic and wireless interfaces</text:span></text:p>
              </text:list-item>
              <text:list-item>
                <text:p><text:span text:style-name="T2">Digitizer ( an electronic or optical interface, e.g. fieldbus bus, optocoupler, cam, scanner <text:s/>) - part of (1) or (2) respectively</text:span></text:p>
              </text:list-item>
              <text:list-item>
                <text:p><text:span text:style-name="T2">Tagger – part of (1),(2),(3),(6), (7) or (8) respecitively - , a data converter which converts the digital data ( e.g. an image taken by a cam ) to a "Tag" ( e.g. by optical character recognition ). A "Tag" is a date with minimal size ( e.g. a "data word" of 2 Bytes, not a 100 KBytes image 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1 Components 2/2</text:p>
          </draw:text-box>
        </draw:frame>
        <draw:frame presentation:style-name="pr8" draw:text-style-name="P2" draw:layer="layout" svg:width="25.199cm" svg:height="13.597cm" svg:x="1.4cm" svg:y="4.914cm" presentation:class="outline" presentation:user-transformed="true">
          <draw:text-box>
            <text:list text:style-name="L3">
              <text:list-item>
                <text:p><text:span text:style-name="T2">Interface to Device Manager <text:s/>and Configuration Manager, or own tools or adoptions of such tools. The management tools might be based surprisingly on advanced technologies and leading-edge tools like OpenStack, Chef / Puppet / Salt, Windows Desired State Configuration ( DCS ), FDT/DTM, PLCs with OPC UA, ... </text:span></text:p>
              </text:list-item>
              <text:list-item>
                <text:p><text:span text:style-name="T2">Interface to Programmable Logic Control ( PLC ), <text:s/>Supervisory Control and Data Aquisition ( SCADA ), Distributed Control System ( DCS ), <text:s/>Manufacturing Execution System ( MES ), Laboratory Information Management System ( LIMS ), Enterprise Resource System ( ERP ) Facility Management System or any other PC- or Cloud based Energy Management System ( EMS ) for energy monitoring and energy data manageme </text:span></text:p>
              </text:list-item>
              <text:list-item>
                <text:p><text:span text:style-name="T2">Interface to Cloud Services ( IBM BlueMax,... )</text:span></text:p>
              </text:list-item>
              <text:list-item>
                <text:p><text:span text:style-name="T2">Own implementations of Cloud Services ( at Heraku, AWS, Azure... 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Signal Chain by Functions 1/5<text:line-break/> – The 5 Powers</text:p>
          </draw:text-box>
        </draw:frame>
        <draw:frame presentation:style-name="pr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ensing</text:p>
              </text:list-item>
              <text:list-item>
                <text:p>Embedded Processing</text:p>
              </text:list-item>
              <text:list-item>
                <text:p>Connectivity</text:p>
              </text:list-item>
              <text:list-item>
                <text:p>Reporting</text:p>
              </text:list-item>
              <text:list-item>
                <text:p>Manag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 Signal Chain by Functions 2/5</text:p>
          </draw:text-box>
        </draw:frame>
        <draw:frame presentation:style-name="pr10" draw:text-style-name="P2" draw:layer="layout" svg:width="25.199cm" svg:height="12.18cm" svg:x="1.301cm" svg:y="4.671cm" presentation:class="outline" presentation:user-transformed="true">
          <draw:text-box>
            <text:list text:style-name="L2">
              <text:list-item>
                <text:p><text:span text:style-name="T2">Sensing</text:span></text:p>
              </text:list-item>
            </text:list>
            <text:list text:style-name="L4">
              <text:list-item>
                <text:list>
                  <text:list-item>
                    <text:p><text:span text:style-name="T2">Digitizing ( e.g. analog/digital conversion, optical to digital conversion, image generation like by photography )</text:span></text:p>
                  </text:list-item>
                </text:list>
              </text:list-item>
            </text:list>
            <text:list text:style-name="L2">
              <text:list-item>
                <text:p><text:span text:style-name="T2">Embeddded Processing</text:span></text:p>
              </text:list-item>
            </text:list>
            <text:list text:style-name="L4">
              <text:list-item>
                <text:list>
                  <text:list-item>
                    <text:p><text:span text:style-name="T2">Pre-, final, post processing of data</text:span></text:p>
                  </text:list-item>
                  <text:list-item>
                    <text:p><text:span text:style-name="T2">Tagging – Reducing the size of a digitized data to a minimum ( e.g. getting a "data word" from an image, by optical character recognition ), which can then easily processed by other systems ( e.g. by an OPC server, a Data Logger, a Historian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 Signal Chain by Functions 3/5</text:p>
          </draw:text-box>
        </draw:frame>
        <draw:frame presentation:style-name="pr11" draw:text-style-name="P2" draw:layer="layout" svg:width="25.199cm" svg:height="14.397cm" svg:x="1.301cm" svg:y="4.671cm" presentation:class="outline" presentation:user-transformed="true">
          <draw:text-box>
            <text:list text:style-name="L5">
              <text:list-item>
                <text:p><text:span text:style-name="T2">Embeddded Processing ( cont. )</text:span></text:p>
              </text:list-item>
            </text:list>
            <text:list text:style-name="L4">
              <text:list-item>
                <text:list>
                  <text:list-item>
                    <text:p><text:span text:style-name="T2">OCR - Optical character recognition</text:span></text:p>
                    <text:list>
                      <text:list-item>
                        <text:p><text:span text:style-name="T2">Character recognition by a pixel image ( e.g. by OpenCV )</text:span></text:p>
                      </text:list-item>
                      <text:list-item>
                        <text:p><text:span text:style-name="T2">Vector based recognition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">Create a pixel image file</text:span></text:p>
                          </text:list-item>
                          <text:list-item>
                            <text:p><text:span text:style-name="T2">Enhance contrast</text:span></text:p>
                          </text:list-item>
                          <text:list-item>
                            <text:p><text:span text:style-name="T2">Create character vectors from a pixel image, by quite simple self-developed ( embedded ) software – by detection, use and simulation of direction changes in the character vectors</text:span></text:p>
                          </text:list-item>
                          <text:list-item>
                            <text:p><text:span text:style-name="T2">Conversion of the vector data to the format of <text:s/>"Microsoft OneNote"</text:span></text:p>
                          </text:list-item>
                          <text:list-item>
                            <text:p><text:span text:style-name="T2">Vector based recognition by the free "Microsoft Ink Recognition Toolkit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 Signal Chain by Functions 4/5</text:p>
          </draw:text-box>
        </draw:frame>
        <draw:frame presentation:style-name="pr12" draw:text-style-name="P2" draw:layer="layout" svg:width="25.199cm" svg:height="12.18cm" svg:x="1.301cm" svg:y="4.671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</text:list>
            <text:list text:style-name="L6">
              <text:list-item>
                <text:p><text:span text:style-name="T2">Connectivity</text:span></text:p>
              </text:list-item>
            </text:list>
            <text:list text:style-name="L4">
              <text:list-item>
                <text:list>
                  <text:list-item>
                    <text:p><text:span text:style-name="T2">Serializing – Bi-directional conversion of binary data (e.g. jpg/png image ) to a serial object ( e.g in JSON, BSON, XML format )</text:span></text:p>
                  </text:list-item>
                  <text:list-item>
                    <text:p><text:span text:style-name="T2">Creation, processing and transportation of serial data records ( e.g. in JSON, BSON, XML format ). Transfer of data records by a signal chain from source to destination, by protocols ( MQTT, CoAP, UDP, TCP, TinkerForge, wireless, ... )</text:span></text:p>
                  </text:list-item>
                  <text:list-item>
                    <text:p><text:span text:style-name="T2">Synchronous and asynchronous data communications, contract-based communications, following the push and pull princi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 Signal Chain by Functions 5/5</text:p>
          </draw:text-box>
        </draw:frame>
        <draw:frame presentation:style-name="pr13" draw:text-style-name="P2" draw:layer="layout" svg:width="25.199cm" svg:height="12.18cm" svg:x="1.301cm" svg:y="4.671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</text:list>
            <text:list text:style-name="L7">
              <text:list-item>
                <text:p><text:span text:style-name="T2">Reporting</text:span></text:p>
              </text:list-item>
            </text:list>
            <text:list text:style-name="L4">
              <text:list-item>
                <text:list>
                  <text:list-item>
                    <text:p><text:span text:style-name="T2">Final, post processing of data</text:span></text:p>
                  </text:list-item>
                  <text:list-item>
                    <text:p><text:span text:style-name="T2">Business Intelligence ( BI )</text:span></text:p>
                  </text:list-item>
                </text:list>
              </text:list-item>
            </text:list>
            <text:list text:style-name="L7">
              <text:list-item>
                <text:p><text:span text:style-name="T2">Management</text:span></text:p>
              </text:list-item>
            </text:list>
            <text:list text:style-name="L4">
              <text:list-item>
                <text:list>
                  <text:list-item>
                    <text:p><text:span text:style-name="T2">Configuration Management</text:span></text:p>
                  </text:list-item>
                  <text:list-item>
                    <text:p><text:span text:style-name="T2">Device Manag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3 Signal Chain by Data Islands 1/2</text:p>
          </draw:text-box>
        </draw:frame>
        <draw:frame presentation:style-name="pr14" draw:layer="layout" svg:width="25.199cm" svg:height="15.395cm" svg:x="1.4cm" svg:y="4.814cm" presentation:class="outline" presentation:user-transformed="true">
          <draw:text-box>
            <text:list text:style-name="L8">
              <text:list-header>
                <text:p/>
                <text:p/>
                <text:p/>
                <text:p/>
                <text:p/>
                <text:p>Analog <text:s text:c="5"/>Digitzer <text:s text:c="23"/>EMS <text:s text:c="4"/>Cloud</text:p>
                <text:p>mechanical <text:s text:c="24"/></text:p>
                <text:p>meter <text:s text:c="28"/>Pre- <text:s text:c="7"/>Final <text:s text:c="5"/>Post-</text:p>
                <text:p><text:s text:c="50"/>processing</text:p>
              </text:list-header>
            </text:list>
          </draw:text-box>
        </draw:frame>
        <draw:custom-shape draw:style-name="gr2" draw:text-style-name="P4" xml:id="id1" draw:id="id1" draw:layer="layout" svg:width="2.6cm" svg:height="6.5cm" svg:x="2.4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75cm" svg:height="1.5cm" draw:transform="rotate (-1.5707963267949) translate (8.8cm 5.25cm)">
          <text:p/>
          <draw:enhanced-geometry svg:viewBox="0 0 21600 21600" draw:mirror-horizontal="tru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4" draw:layer="layout" svg:width="2.5cm" svg:height="6.5cm" svg:x="9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cm" svg:height="6.5cm" svg:x="14.3cm" svg:y="4.5cm">
          <text:p text:style-name="P4"><text:s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6.5cm" svg:x="19cm" svg:y="4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3cm" svg:height="6.5cm" svg:x="24.1cm" svg:y="4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4" draw:layer="layout" svg:x1="5cm" svg:y1="7.75cm" svg:x2="6.956cm" svg:y2="7.81cm" draw:start-shape="id1" draw:start-glue-point="1" svg:d="m5000 7750h1303v60h653" svg:viewBox="0 0 1957 61">
          <text:p/>
        </draw:connector>
        <draw:connector draw:style-name="gr5" draw:text-style-name="P4" draw:layer="layout" svg:x1="12.258cm" svg:y1="7.949cm" svg:x2="13.784cm" svg:y2="7.966cm" svg:d="m12258 7949h763v17h763" svg:viewBox="0 0 1527 18">
          <text:p/>
        </draw:connector>
        <draw:connector draw:style-name="gr5" draw:text-style-name="P4" draw:layer="layout" svg:x1="17.258cm" svg:y1="7.95cm" svg:x2="18.784cm" svg:y2="7.967cm" svg:d="m17258 7950h763v17h763" svg:viewBox="0 0 1527 18">
          <text:p/>
        </draw:connector>
        <draw:connector draw:style-name="gr5" draw:text-style-name="P4" draw:layer="layout" svg:x1="22.258cm" svg:y1="7.951cm" svg:x2="23.784cm" svg:y2="7.968cm" svg:d="m22258 7951h763v17h763" svg:viewBox="0 0 1527 18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3 Signal Chain by Data Islands 2/2 - Implementation Options</text:p>
          </draw:text-box>
        </draw:frame>
        <draw:frame draw:style-name="standard" draw:layer="layout" svg:width="24.499cm" svg:height="12.256cm" svg:x="2cm" svg:y="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 table:number-rows-spanned="2">
                <text:p><text:span text:style-name="T3">#</text:span></text:p>
              </table:table-cell>
              <table:table-cell table:style-name="ce1" table:number-rows-spanned="2">
                <text:p><text:span text:style-name="T3">Stage</text:span></text:p>
              </table:table-cell>
              <table:table-cell table:number-columns-spanned="4">
                <text:p><text:span text:style-name="T4">Option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covered-table-cell table:style-name="ce1"/>
              <table:covered-table-cell table:style-name="ce1"/>
              <table:table-cell>
                <text:p><text:span text:style-name="T5">1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4</text:span></text:p>
              </table:table-cell>
            </table:table-row>
            <table:table-row table:style-name="ro3" table:default-cell-style-name="ce2">
              <table:table-cell table:style-name="ce1">
                <text:p><text:span text:style-name="T3">1</text:span></text:p>
              </table:table-cell>
              <table:table-cell table:style-name="ce3">
                <text:p><text:span text:style-name="T3">Digitizing</text:span></text:p>
              </table:table-cell>
              <table:table-cell table:style-name="ce4" table:number-rows-spanned="2">
                <text:p><text:span text:style-name="T4">Embedded System or Smart Mobile Device</text:span></text:p>
              </table:table-cell>
              <table:table-cell table:number-rows-spanned="3">
                <text:p><text:span text:style-name="T4">Embedded System or Smart Mobile Device</text:span></text:p>
              </table:table-cell>
              <table:table-cell>
                <text:p><text:span text:style-name="T4">Embedded System</text:span></text:p>
              </table:table-cell>
              <table:table-cell table:style-name="ce4">
                <text:p><text:span text:style-name="T4">Embedded System</text:span></text:p>
              </table:table-cell>
            </table:table-row>
            <table:table-row table:style-name="ro4" table:default-cell-style-name="ce2">
              <table:table-cell table:style-name="ce1">
                <text:p><text:span text:style-name="T3">2</text:span></text:p>
              </table:table-cell>
              <table:table-cell table:style-name="ce3">
                <text:p><text:span text:style-name="T3">Pre-Processing</text:span></text:p>
              </table:table-cell>
              <table:covered-table-cell table:style-name="ce4"/>
              <table:covered-table-cell/>
              <table:table-cell>
                <text:p><text:span text:style-name="T4">Smart Mobile Device</text:span></text:p>
              </table:table-cell>
              <table:table-cell table:style-name="ce4">
                <text:p><text:span text:style-name="T4">Smart Mobile Device</text:span></text:p>
              </table:table-cell>
            </table:table-row>
            <table:table-row table:style-name="ro4" table:default-cell-style-name="ce2">
              <table:table-cell table:style-name="ce1">
                <text:p><text:span text:style-name="T3">3</text:span></text:p>
              </table:table-cell>
              <table:table-cell table:style-name="ce3">
                <text:p><text:span text:style-name="T3">Final Processing</text:span></text:p>
              </table:table-cell>
              <table:table-cell table:number-rows-spanned="2">
                <text:p><text:span text:style-name="T4">PLC / SCADA </text:span></text:p>
                <text:p><text:span text:style-name="T4">/ DCS / MES / LIMS / ERP / EMS or Cloud</text:span></text:p>
              </table:table-cell>
              <table:covered-table-cell/>
              <table:table-cell table:number-rows-spanned="2">
                <text:p><text:span text:style-name="T4">PLC / SCADA </text:span></text:p>
                <text:p><text:span text:style-name="T4">/ DCS / MES <text:s/>/ LIMS / ERP / EMS or Cloud</text:span></text:p>
              </table:table-cell>
              <table:table-cell table:style-name="ce4">
                <text:p><text:span text:style-name="T4">PLC / SCADA </text:span></text:p>
                <text:p><text:span text:style-name="T4">/ DCS / MES / LIMS / ERP / EMS</text:span></text:p>
              </table:table-cell>
            </table:table-row>
            <table:table-row table:style-name="ro5" table:default-cell-style-name="ce2">
              <table:table-cell table:style-name="ce1">
                <text:p><text:span text:style-name="T3">4</text:span></text:p>
              </table:table-cell>
              <table:table-cell table:style-name="ce3">
                <text:p><text:span text:style-name="T3">Post Processing</text:span></text:p>
              </table:table-cell>
              <table:covered-table-cell/>
              <table:table-cell>
                <text:p><text:span text:style-name="T4">PLC / SCADA </text:span></text:p>
                <text:p><text:span text:style-name="T4">/ DCS / MES <text:s/>/ LIMS / ERP/ <text:s/>EMS or Cloud</text:span></text:p>
              </table:table-cell>
              <table:covered-table-cell/>
              <table:table-cell table:style-name="ce4">
                <text:p><text:span text:style-name="T4"><text:s/></text:span><text:span text:style-name="T4">Clou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4 Scenarios 1/2</text:p>
          </draw:text-box>
        </draw:frame>
        <draw:frame presentation:style-name="pr15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Connectivity</text:span></text:p>
                <text:list>
                  <text:list-item>
                    <text:p><text:span text:style-name="T2">The embedded device is kept permanently at the analog meter. </text:span></text:p>
                  </text:list-item>
                  <text:list-item>
                    <text:p><text:span text:style-name="T2">Temporary data connections, when a device has access to a wireless network or the Internet, respectively. The devices may collect and keep the data of several analog meters, one-by-one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<text:span text:style-name="T2">The embedded device ( or the smart mobile device ) is just put temporarily at the analog meter, for communications, </text:span></text:p>
                      </text:list-item>
                      <text:list-item>
                        <text:p><text:span text:style-name="T2">And / or the embedded device ( or the smart mobile device ) later communicates to a docking station </text:span></text:p>
                      </text:list-item>
                    </text:list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4 Scenarios 2/2</text:p>
          </draw:text-box>
        </draw:frame>
        <draw:frame presentation:style-name="pr16" draw:text-style-name="P2" draw:layer="layout" svg:width="25.199cm" svg:height="12.571cm" svg:x="1.4cm" svg:y="5.014cm" presentation:class="outline" presentation:user-transformed="true">
          <draw:text-box>
            <text:list text:style-name="L5">
              <text:list-item>
                <text:p><text:span text:style-name="T2">Data volume</text:span></text:p>
              </text:list-item>
            </text:list>
            <text:list text:style-name="L2">
              <text:list-item>
                <text:list>
                  <text:list-item>
                    <text:p><text:span text:style-name="T2">Minimum data volume transfer ( data records with Tags or with character vectors ), to save time, energy, bandwidth</text:span></text:p>
                  </text:list-item>
                  <text:list-item>
                    <text:p><text:span text:style-name="T2">Sometimes you need to transfer high data volume ( e.g. a data record with an image,as reference, e.g. <text:s/>once a month, so that future data might be validated by the image, by humans )</text:span></text:p>
                  </text:list-item>
                </text:list>
              </text:list-item>
            </text:list>
            <text:list text:style-name="L8">
              <text:list-header>
                <text:p><text:span text:style-name="T2">In either cases the communciations between components has to be designed, that it either must be synchronous, or may be asynchronous. So a device with temporary connection to either a data source or data destionation, or to both, must be able to buffer the data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5 Focus Principles</text:p>
          </draw:text-box>
        </draw:frame>
        <draw:frame presentation:style-name="pr17" draw:text-style-name="P2" draw:layer="layout" svg:width="25.199cm" svg:height="12.18cm" svg:x="1.4cm" svg:y="5.114cm" presentation:class="outline" presentation:user-transformed="true">
          <draw:text-box>
            <text:list text:style-name="L8">
              <text:list-item>
                <text:p><text:span text:style-name="T2">"March separately, strike together" ( Helmut Graf von Moltke ) - <text:s/>Different teams of our project may each create different applications, by using different system platforms, different programming languages, different hardware, but with a common objective: Smart frugal metering!</text:span></text:p>
              </text:list-item>
              <text:list-item>
                <text:p><text:span text:style-name="T2">"Size matters" – The "Tagger" is important for our project, as it enables efficient data storage</text:span></text:p>
              </text:list-item>
              <text:list-item>
                <text:p><text:span text:style-name="T2">Data communications</text:span></text:p>
                <text:list>
                  <text:list-item>
                    <text:p><text:span text:style-name="T2">Synchronous and/or asynchronous </text:span></text:p>
                  </text:list-item>
                  <text:list-item>
                    <text:p><text:span text:style-name="T2">Push and/or pull principles</text:span></text:p>
                  </text:list-item>
                  <text:list-item>
                    <text:p><text:span text:style-name="T2">Contract-bas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6 Personal Objectives</text:p>
          </draw:text-box>
        </draw:frame>
        <draw:frame presentation:style-name="pr17" draw:text-style-name="P2" draw:layer="layout" svg:width="25.199cm" svg:height="14.261cm" svg:x="1.4cm" svg:y="5.014cm" presentation:class="outline" presentation:user-transformed="true">
          <draw:text-box>
            <text:list text:style-name="L8">
              <text:list-item>
                <text:p><text:span text:style-name="T2">"Live long and prosper" – The project is about to achieve broad reputation</text:span></text:p>
                <text:list>
                  <text:list-item>
                    <text:p><text:span text:style-name="T2">The result of the project (data, code, documentation, physical prototype ) is a good reference, in case of job application as engineer or software developer</text:span></text:p>
                  </text:list-item>
                  <text:list-item>
                    <text:p><text:span text:style-name="T2">The proof to have worked in an international project, beeing able to negociate and work together in distributed multi-cultural teams and organisations, is also a good reference, with any task done in the project ( not just engineering and software development, but also project management, quality management, product design, Web design, marketing, photography, accounting,.. )</text:span></text:p>
                  </text:list-item>
                  <text:list-item>
                    <text:p><text:span text:style-name="T2">Keep in mind: Your work is and will be unpaid, as there is no paying customer, no work contract, no startup company with a business model, no investors – you work for "yourself" in the project, it's up to you how much you contribute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7 Resume</text:p>
          </draw:text-box>
        </draw:frame>
        <draw:frame presentation:style-name="pr17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8 Resources</text:p>
          </draw:text-box>
        </draw:frame>
        <draw:frame presentation:style-name="pr17" draw:layer="layout" svg:width="25.199cm" svg:height="12.18cm" svg:x="1.4cm" svg:y="4.914cm" presentation:class="outline" presentation:user-transformed="true">
          <draw:text-box>
            <text:list text:style-name="L8">
              <text:list-item>
                <text:p><text:span text:style-name="T2">Project homepage</text:span><text:span text:style-name="T6"><text:a xlink:href="http://www.hemmerling.com/doku.php/en/smartblitzmerker.html" xlink:type="simple">http://www.hemmerling.com/doku.php/en/smartblitzmerker.html</text:a>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0H1M5S</meta:editing-duration>
    <meta:editing-cycles>260</meta:editing-cycles>
    <meta:generator>LibreOffice/3.6$Windows_x86 LibreOffice_project/e183d5b-f8ccaf6-3804794-95b4be8-895629</meta:generator>
    <dc:date>2015-09-18T16:34:13.22</dc:date>
    <meta:document-statistic meta:object-count="99"/>
  </office:meta>
</office:document-meta>
</file>